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dash" draw:stroke-dash="Fine_20_Dashed_20__28_var_29_"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fill="solid" draw:fill-color="#ffffff" draw:textarea-horizontal-align="center" draw:textarea-vertical-align="middle"/>
    </style:style>
    <style:style style:name="gr6" style:family="graphic" style:parent-style-name="standard">
      <style:graphic-properties draw:marker-start="Arrow" draw:marker-end="Arrow" draw:fill="solid" draw:fill-color="#ffffff" draw:textarea-horizontal-align="center" draw:textarea-vertical-align="middle"/>
    </style:style>
    <style:style style:name="gr7" style:family="graphic" style:parent-style-name="standard">
      <style:graphic-properties draw:marker-start="Arrow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1" draw:layer="layout" svg:width="3.556cm" svg:height="5.334cm" svg:x="1.508cm" svg:y="3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id="id8" draw:layer="layout" svg:width="3.556cm" svg:height="4.064cm" svg:x="11.922cm" svg:y="3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082cm" svg:height="1.016cm" svg:x="12.159cm" svg:y="3.794cm">
            <text:p text:style-name="P2"><text:span text:style-name="T1">CLKSYN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082cm" svg:height="1.016cm" svg:x="12.159cm" svg:y="5.064cm">
            <text:p text:style-name="P2"><text:span text:style-name="T1">DSK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id="id3" draw:layer="layout" svg:width="3.082cm" svg:height="1.016cm" svg:x="12.159cm" svg:y="6.334cm">
            <text:p text:style-name="P2"><text:span text:style-name="T1">Process N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3.556cm" svg:height="4.064cm" svg:x="16.748cm" svg:y="3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id="id6" draw:layer="layout" svg:width="3.082cm" svg:height="1.016cm" svg:x="16.985cm" svg:y="3.794cm">
            <text:p text:style-name="P2"><text:span text:style-name="T1">CLKSYN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082cm" svg:height="1.016cm" svg:x="16.985cm" svg:y="5.064cm">
            <text:p text:style-name="P2"><text:span text:style-name="T1">DSK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id="id4" draw:layer="layout" svg:width="3.082cm" svg:height="1.016cm" svg:x="16.985cm" svg:y="6.334cm">
            <text:p text:style-name="P2"><text:span text:style-name="T1">Process N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3.556cm" svg:height="4.064cm" svg:x="6.842cm" svg:y="3.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id="id9" draw:layer="layout" svg:width="3.082cm" svg:height="1.016cm" svg:x="7.079cm" svg:y="3.794cm">
            <text:p text:style-name="P2"><text:span text:style-name="T1">CLKSYN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082cm" svg:height="1.016cm" svg:x="7.079cm" svg:y="5.064cm">
            <text:p text:style-name="P2"><text:span text:style-name="T1">DSK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id="id2" draw:layer="layout" svg:width="3.082cm" svg:height="1.016cm" svg:x="7.079cm" svg:y="6.334cm">
            <text:p text:style-name="P2"><text:span text:style-name="T1">Process No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id="id10" draw:layer="layout" svg:width="3.082cm" svg:height="1.016cm" svg:x="1.745cm" svg:y="3.794cm">
            <text:p text:style-name="P2"><text:span text:style-name="T1">CLKSYN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082cm" svg:height="1.016cm" svg:x="1.745cm" svg:y="5.064cm">
            <text:p text:style-name="P2"><text:span text:style-name="T1">DSK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id="id1" draw:layer="layout" svg:width="3.082cm" svg:height="1.016cm" svg:x="1.728cm" svg:y="6.334cm">
            <text:p text:style-name="P2"><text:span text:style-name="T1">Sour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id="id5" draw:layer="layout" svg:width="3.082cm" svg:height="1.016cm" svg:x="1.762cm" svg:y="7.604cm">
            <text:p text:style-name="P2"><text:span text:style-name="T1">Sin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" draw:text-style-name="P1" draw:layer="layout" svg:x1="4.81cm" svg:y1="6.842cm" svg:x2="7.079cm" svg:y2="6.842cm" draw:start-shape="id1" draw:start-glue-point="1" draw:end-shape="id2" draw:end-glue-point="3">
            <text:p/>
          </draw:connector>
          <draw:connector draw:style-name="gr3" draw:text-style-name="P1" draw:layer="layout" svg:x1="10.161cm" svg:y1="6.842cm" svg:x2="12.159cm" svg:y2="6.842cm" draw:start-shape="id2" draw:start-glue-point="1" draw:end-shape="id3" draw:end-glue-point="3">
            <text:p/>
          </draw:connector>
          <draw:connector draw:style-name="gr4" draw:text-style-name="P1" draw:layer="layout" svg:x1="15.241cm" svg:y1="6.842cm" svg:x2="16.985cm" svg:y2="6.842cm" draw:start-shape="id3" draw:start-glue-point="1" draw:end-shape="id4" draw:end-glue-point="3">
            <text:p/>
          </draw:connector>
          <draw:connector draw:style-name="gr3" draw:text-style-name="P1" draw:layer="layout" svg:x1="18.526cm" svg:y1="7.35cm" svg:x2="4.844cm" svg:y2="8.112cm" draw:start-shape="id4" draw:start-glue-point="2" draw:end-shape="id5" draw:end-glue-point="1">
            <text:p/>
          </draw:connector>
          <draw:custom-shape draw:style-name="gr1" draw:text-style-name="P1" draw:layer="layout" svg:width="3.556cm" svg:height="1.524cm" svg:x="9.382cm" svg:y="1.5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id="id7" draw:layer="layout" svg:width="3.082cm" svg:height="1.016cm" svg:x="9.619cm" svg:y="1.762cm">
            <text:p text:style-name="P2"><text:span text:style-name="T1">NTP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1" draw:layer="layout" svg:x1="18.526cm" svg:y1="3.794cm" svg:x2="12.701cm" svg:y2="2.27cm" draw:start-shape="id6" draw:start-glue-point="0" draw:end-shape="id7" draw:end-glue-point="1">
            <text:p/>
          </draw:connector>
          <draw:connector draw:style-name="gr6" draw:text-style-name="P1" draw:layer="layout" svg:x1="13.7cm" svg:y1="3.54cm" svg:x2="12.701cm" svg:y2="2.27cm" draw:start-shape="id8" draw:start-glue-point="0" draw:end-shape="id7" draw:end-glue-point="1">
            <text:p/>
          </draw:connector>
          <draw:connector draw:style-name="gr7" draw:text-style-name="P1" draw:layer="layout" svg:x1="8.62cm" svg:y1="3.794cm" svg:x2="9.619cm" svg:y2="2.27cm" draw:start-shape="id9" draw:start-glue-point="0" draw:end-shape="id7" draw:end-glue-point="3">
            <text:p/>
          </draw:connector>
          <draw:connector draw:style-name="gr5" draw:text-style-name="P1" draw:layer="layout" svg:x1="3.286cm" svg:y1="3.794cm" svg:x2="9.619cm" svg:y2="2.27cm" draw:start-shape="id10" draw:start-glue-point="0" draw:end-shape="id7" draw:end-glue-point="3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Fine_20_Dott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boie</meta:initial-creator>
    <meta:creation-date>2007-10-20T20:53:57</meta:creation-date>
    <dc:creator>Douglas Niehaus</dc:creator>
    <dc:date>2007-10-20T23:41:51</dc:date>
    <dc:language>en-US</dc:language>
    <meta:editing-cycles>3</meta:editing-cycles>
    <meta:editing-duration>PT21M0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